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 svg:panose-1="0 0 4 0 0 0 0 0 0 0"/>
    <style:font-face style:name="Tahoma" svg:font-family="Tahoma" style:font-family-generic="swiss" style:font-pitch="variable" svg:panose-1="2 11 6 4 3 5 4 4 2 4"/>
    <style:font-face style:name="Nirmala UI" svg:font-family="Nirmala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284in" style:use-optimal-column-width="false"/>
    </style:style>
    <style:style style:name="TableColumn3" style:family="table-column">
      <style:table-column-properties style:column-width="2.8909in" style:use-optimal-column-width="false"/>
    </style:style>
    <style:style style:name="TableColumn4" style:family="table-column">
      <style:table-column-properties style:column-width="0.6902in" style:use-optimal-column-width="false"/>
    </style:style>
    <style:style style:name="TableColumn5" style:family="table-column">
      <style:table-column-properties style:column-width="3.0805in" style:use-optimal-column-width="false"/>
    </style:style>
    <style:style style:name="Table1" style:family="table" style:master-page-name="MPF0">
      <style:table-properties style:width="7.4902in" fo:margin-left="0in" table:align="left"/>
    </style:style>
    <style:style style:name="TableRow6" style:family="table-row">
      <style:table-row-properties style:min-row-height="0.393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36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</style:style>
    <style:style style:name="T3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39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41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42" style:parent-style-name="TableContents" style:family="paragraph">
      <style:paragraph-properties fo:text-align="center"/>
    </style:style>
    <style:style style:name="T4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44" style:family="table-row">
      <style:table-row-properties style:min-row-height="0.259in" style:use-optimal-row-height="false"/>
    </style:style>
    <style:style style:name="TableCell45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7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1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4" style:family="table-row">
      <style:table-row-properties style:min-row-height="0.2486in" style:use-optimal-row-height="false"/>
    </style:style>
    <style:style style:name="TableCell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64" style:family="table-row">
      <style:table-row-properties style:min-row-height="0.2486in"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7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74" style:family="table-row">
      <style:table-row-properties style:min-row-height="0.2486in" style:use-optimal-row-height="false"/>
    </style:style>
    <style:style style:name="TableCell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8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8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8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85" style:family="table-row">
      <style:table-row-properties style:min-row-height="0.2486in" style:use-optimal-row-height="false"/>
    </style:style>
    <style:style style:name="TableCell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9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9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94" style:family="table-row">
      <style:table-row-properties style:min-row-height="0.3305in" style:use-optimal-row-height="false"/>
    </style:style>
    <style:style style:name="TableCell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9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9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ableCell100" style:family="table-cell">
      <style:table-cell-properties fo:border-top="none" fo:border-left="0.0937in double #000001" style:border-line-width-left="0.0312in 0.0312in 0.0312in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Row103" style:family="table-row">
      <style:table-row-properties style:min-row-height="0.3951in" style:use-optimal-row-height="false"/>
    </style:style>
    <style:style style:name="TableCell1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7" style:parent-style-name="DefaultParagraphFont" style:family="text">
      <style:text-properties style:font-name-complex="Mangal" fo:font-size="14pt" style:font-size-asian="14pt" style:font-size-complex="14pt" style:script-type="complex"/>
    </style:style>
    <style:style style:name="T108" style:parent-style-name="DefaultParagraphFont" style:family="text">
      <style:text-properties fo:font-size="14pt" style:font-size-asian="14pt" style:font-size-complex="14pt" style:script-type="complex"/>
    </style:style>
    <style:style style:name="T109" style:parent-style-name="DefaultParagraphFont" style:family="text">
      <style:text-properties fo:font-size="14pt" style:font-size-asian="14pt" style:font-size-complex="14pt"/>
    </style:style>
    <style:style style:name="TableCell1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3" style:parent-style-name="DefaultParagraphFont" style:family="text">
      <style:text-properties style:font-name-complex="Nirmala UI" fo:font-size="14pt" style:font-size-asian="14pt" style:font-size-complex="14pt" style:script-type="complex"/>
    </style:style>
    <style:style style:name="T114" style:parent-style-name="DefaultParagraphFont" style:family="text">
      <style:text-properties fo:font-size="14pt" style:font-size-asian="14pt" style:font-size-complex="14pt" style:script-type="complex"/>
    </style:style>
    <style:style style:name="TableRow115" style:family="table-row">
      <style:table-row-properties style:min-row-height="0.3951in" style:use-optimal-row-height="false"/>
    </style:style>
    <style:style style:name="TableCell1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2" style:parent-style-name="DefaultParagraphFont" style:family="text">
      <style:text-properties style:font-name-complex="Nirmala UI" fo:font-size="14pt" style:font-size-asian="14pt" style:font-size-complex="14pt" style:script-type="complex"/>
    </style:style>
    <style:style style:name="T123" style:parent-style-name="DefaultParagraphFont" style:family="text">
      <style:text-properties fo:font-size="14pt" style:font-size-asian="14pt" style:font-size-complex="14pt" style:script-type="complex"/>
    </style:style>
    <style:style style:name="T124" style:parent-style-name="DefaultParagraphFont" style:family="text">
      <style:text-properties fo:font-size="14pt" style:font-size-asian="14pt" style:font-size-complex="14pt"/>
    </style:style>
    <style:style style:name="T125" style:parent-style-name="DefaultParagraphFont" style:family="text">
      <style:text-properties fo:font-size="14pt" style:font-size-asian="14pt" style:font-size-complex="14pt" style:script-type="complex"/>
    </style:style>
    <style:style style:name="T126" style:parent-style-name="DefaultParagraphFont" style:family="text">
      <style:text-properties fo:font-size="14pt" style:font-size-asian="14pt" style:font-size-complex="14pt"/>
    </style:style>
    <style:style style:name="T127" style:parent-style-name="DefaultParagraphFont" style:family="text">
      <style:text-properties fo:font-size="14pt" style:font-size-asian="14pt" style:font-size-complex="14pt" style:script-type="complex"/>
    </style:style>
    <style:style style:name="TableRow128" style:family="table-row">
      <style:table-row-properties style:min-row-height="0.3291in" style:use-optimal-row-height="false"/>
    </style:style>
    <style:style style:name="TableCell129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/>
    </style:style>
    <style:style style:name="TableCell131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</style:style>
    <style:style style:name="T133" style:parent-style-name="DefaultParagraphFont" style:family="text">
      <style:text-properties style:font-name="Nirmala UI" style:font-name-complex="Nirmala UI" style:font-weight-complex="bold" fo:font-size="18pt" style:font-size-asian="18pt" style:font-size-complex="18pt" style:script-type="complex"/>
    </style:style>
    <style:style style:name="TableCell134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136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37" style:parent-style-name="TableContents" style:family="paragraph">
      <style:paragraph-properties fo:text-align="center"/>
    </style:style>
    <style:style style:name="T138" style:parent-style-name="DefaultParagraphFont" style:family="text">
      <style:text-properties style:font-name="Nirmala UI" style:font-name-complex="Nirmala UI" style:font-weight-complex="bold" fo:font-size="18pt" style:font-size-asian="18pt" style:font-size-complex="18pt" style:script-type="complex"/>
    </style:style>
    <style:style style:name="T139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Row140" style:family="table-row">
      <style:table-row-properties style:row-height="0.352in" style:use-optimal-row-height="false"/>
    </style:style>
    <style:style style:name="TableCell141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43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45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47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4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0" style:family="table-row">
      <style:table-row-properties style:row-height="0.3131in" style:use-optimal-row-height="false"/>
    </style:style>
    <style:style style:name="TableCell1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5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5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6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61" style:family="table-row">
      <style:table-row-properties style:row-height="0.3131in" style:use-optimal-row-height="false"/>
    </style:style>
    <style:style style:name="TableCell16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6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6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6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6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7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71" style:family="table-row">
      <style:table-row-properties style:row-height="0.3131in" style:use-optimal-row-height="false"/>
    </style:style>
    <style:style style:name="TableCell1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7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7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7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7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8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81" style:family="table-row">
      <style:table-row-properties style:row-height="0.3131in" style:use-optimal-row-height="false"/>
    </style:style>
    <style:style style:name="TableCell18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90" style:family="table-row">
      <style:table-row-properties style:row-height="0.3131in" style:use-optimal-row-height="false"/>
    </style:style>
    <style:style style:name="TableCell1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6" style:parent-style-name="TableContents" style:family="paragraph">
      <style:text-properties style:font-name="Nirmala UI" style:font-name-complex="Nirmala UI"/>
    </style:style>
    <style:style style:name="TableCell1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98" style:parent-style-name="TableContents" style:family="paragraph">
      <style:text-properties style:font-name="Nirmala UI" style:font-name-complex="Nirmala UI"/>
    </style:style>
    <style:style style:name="TableRow199" style:family="table-row">
      <style:table-row-properties style:row-height="0.3131in" style:use-optimal-row-height="false"/>
    </style:style>
    <style:style style:name="TableCell20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0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04" style:family="table-cell">
      <style:table-cell-properties fo:border-top="none" fo:border-left="0.0937in double #000001" style:border-line-width-left="0.0312in 0.0312in 0.0312in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5" style:parent-style-name="TableContents" style:family="paragraph">
      <style:paragraph-properties fo:text-align="center"/>
    </style:style>
    <style:style style:name="T206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07" style:family="table-row">
      <style:table-row-properties style:row-height="0.3131in" style:use-optimal-row-height="false"/>
    </style:style>
    <style:style style:name="TableCell2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212" style:parent-style-name="Normal" style:family="paragraph">
      <style:text-properties fo:hyphenate="true"/>
    </style:style>
    <style:style style:name="TableRow213" style:family="table-row">
      <style:table-row-properties style:row-height="0.3131in" style:use-optimal-row-height="false"/>
    </style:style>
    <style:style style:name="TableCell21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1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1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2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21" style:parent-style-name="DefaultParagraphFont" style:family="text">
      <style:text-properties fo:font-size="14pt" style:font-size-asian="14pt" style:font-size-complex="14pt" style:script-type="complex"/>
    </style:style>
    <style:style style:name="T222" style:parent-style-name="DefaultParagraphFont" style:family="text">
      <style:text-properties fo:font-size="14pt" style:font-size-asian="14pt" style:font-size-complex="14pt" style:script-type="complex"/>
    </style:style>
    <style:style style:name="TableRow223" style:family="table-row">
      <style:table-row-properties style:row-height="0.3131in" style:use-optimal-row-height="false"/>
    </style:style>
    <style:style style:name="TableCell2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31" style:parent-style-name="DefaultParagraphFont" style:family="text">
      <style:text-properties style:font-name-complex="Nirmala UI" fo:font-size="14pt" style:font-size-asian="14pt" style:font-size-complex="14pt" style:script-type="complex"/>
    </style:style>
    <style:style style:name="T232" style:parent-style-name="DefaultParagraphFont" style:family="text">
      <style:text-properties fo:font-size="14pt" style:font-size-asian="14pt" style:font-size-complex="14pt" style:script-type="complex"/>
    </style:style>
    <style:style style:name="TableRow233" style:family="table-row">
      <style:table-row-properties style:row-height="0.3131in" style:use-optimal-row-height="false"/>
    </style:style>
    <style:style style:name="TableCell2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41" style:parent-style-name="DefaultParagraphFont" style:family="text">
      <style:text-properties style:font-name-complex="Nirmala UI" fo:font-size="14pt" style:font-size-asian="14pt" style:font-size-complex="14pt" style:script-type="complex"/>
    </style:style>
    <style:style style:name="T242" style:parent-style-name="DefaultParagraphFont" style:family="text">
      <style:text-properties fo:font-size="14pt" style:font-size-asian="14pt" style:font-size-complex="14pt" style:script-type="complex"/>
    </style:style>
    <style:style style:name="TableRow243" style:family="table-row">
      <style:table-row-properties style:row-height="0.3131in" style:use-optimal-row-height="false"/>
    </style:style>
    <style:style style:name="TableCell2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51" style:parent-style-name="DefaultParagraphFont" style:family="text">
      <style:text-properties style:font-name-complex="Nirmala UI" fo:font-size="14pt" style:font-size-asian="14pt" style:font-size-complex="14pt" style:script-type="complex"/>
    </style:style>
    <style:style style:name="T252" style:parent-style-name="DefaultParagraphFont" style:family="text">
      <style:text-properties fo:font-size="14pt" style:font-size-asian="14pt" style:font-size-complex="14pt" style:script-type="complex"/>
    </style:style>
    <style:style style:name="TableRow253" style:family="table-row">
      <style:table-row-properties style:row-height="0.3131in" style:use-optimal-row-height="false"/>
    </style:style>
    <style:style style:name="TableCell2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6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261" style:parent-style-name="DefaultParagraphFont" style:family="text">
      <style:text-properties style:font-name-complex="Nirmala UI" fo:font-size="14pt" style:font-size-asian="14pt" style:font-size-complex="14pt" style:script-type="complex"/>
    </style:style>
    <style:style style:name="T262" style:parent-style-name="DefaultParagraphFont" style:family="text">
      <style:text-properties fo:font-size="14pt" style:font-size-asian="14pt" style:font-size-complex="14pt" style:script-type="complex"/>
    </style:style>
    <style:style style:name="TableRow263" style:family="table-row">
      <style:table-row-properties style:row-height="0.3131in" style:use-optimal-row-height="false"/>
    </style:style>
    <style:style style:name="TableCell2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6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70" style:family="table-cell">
      <style:table-cell-properties fo:border-top="0.0069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71" style:parent-style-name="DefaultParagraphFont" style:family="text">
      <style:text-properties style:font-name-complex="Nirmala UI" fo:font-size="14pt" style:font-size-asian="14pt" style:font-size-complex="14pt" style:script-type="complex"/>
    </style:style>
    <style:style style:name="T272" style:parent-style-name="DefaultParagraphFont" style:family="text">
      <style:text-properties fo:font-size="14pt" style:font-size-asian="14pt" style:font-size-complex="14pt" style:script-type="complex"/>
    </style:style>
    <style:style style:name="TableRow273" style:family="table-row">
      <style:table-row-properties style:row-height="0.3131in" style:use-optimal-row-height="false"/>
    </style:style>
    <style:style style:name="TableCell2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27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7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8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8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8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8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8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85" style:parent-style-name="TableContents" style:family="paragraph">
      <style:text-properties fo:font-size="14pt" style:font-size-asian="14pt" style:font-size-complex="14pt"/>
    </style:style>
    <style:style style:name="TableCell2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9" style:parent-style-name="DefaultParagraphFont" style:family="text">
      <style:text-properties style:font-name-complex="Nirmala UI" fo:font-size="14pt" style:font-size-asian="14pt" style:font-size-complex="14pt" style:script-type="complex"/>
    </style:style>
    <style:style style:name="T290" style:parent-style-name="DefaultParagraphFont" style:family="text">
      <style:text-properties fo:font-size="14pt" style:font-size-asian="14pt" style:font-size-complex="14pt" style:script-type="complex"/>
    </style:style>
    <style:style style:name="TableRow291" style:family="table-row">
      <style:table-row-properties style:row-height="0.3131in" style:use-optimal-row-height="false"/>
    </style:style>
    <style:style style:name="TableCell29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9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9" style:parent-style-name="DefaultParagraphFont" style:family="text">
      <style:text-properties style:font-name-complex="Nirmala UI" fo:font-size="14pt" style:font-size-asian="14pt" style:font-size-complex="14pt" style:script-type="complex"/>
    </style:style>
    <style:style style:name="T300" style:parent-style-name="DefaultParagraphFont" style:family="text">
      <style:text-properties fo:font-size="14pt" style:font-size-asian="14pt" style:font-size-complex="14pt" style:script-type="complex"/>
    </style:style>
    <style:style style:name="TableRow301" style:family="table-row">
      <style:table-row-properties style:min-row-height="0.0131in" style:use-optimal-row-height="false"/>
    </style:style>
    <style:style style:name="TableCell302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304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</style:style>
    <style:style style:name="T306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30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30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30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31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311" style:parent-style-name="TableContents" style:family="paragraph">
      <style:paragraph-properties fo:text-align="center"/>
    </style:style>
    <style:style style:name="T31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313" style:family="table-row">
      <style:table-row-properties style:min-row-height="0.0131in" style:use-optimal-row-height="false"/>
    </style:style>
    <style:style style:name="TableCell314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6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18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0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22" style:family="table-row">
      <style:table-row-properties style:min-row-height="0.0131in" style:use-optimal-row-height="false"/>
    </style:style>
    <style:style style:name="TableCell32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2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31" style:family="table-row">
      <style:table-row-properties style:min-row-height="0.0131in" style:use-optimal-row-height="false"/>
    </style:style>
    <style:style style:name="TableCell33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40" style:family="table-row">
      <style:table-row-properties style:min-row-height="0.0131in" style:use-optimal-row-height="false"/>
    </style:style>
    <style:style style:name="TableCell3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49" style:family="table-row">
      <style:table-row-properties style:min-row-height="0.0131in" style:use-optimal-row-height="false"/>
    </style:style>
    <style:style style:name="TableCell35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5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5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35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60" style:family="table-row">
      <style:table-row-properties style:min-row-height="0.0131in" style:use-optimal-row-height="false"/>
    </style:style>
    <style:style style:name="TableCell3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6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69" style:family="table-row">
      <style:table-row-properties style:min-row-height="0.0131in" style:use-optimal-row-height="false"/>
    </style:style>
    <style:style style:name="TableCell3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78" style:family="table-row">
      <style:table-row-properties style:min-row-height="0.0131in" style:use-optimal-row-height="false"/>
    </style:style>
    <style:style style:name="TableCell3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87" style:family="table-row">
      <style:table-row-properties style:min-row-height="0.0131in" style:use-optimal-row-height="false"/>
    </style:style>
    <style:style style:name="TableCell3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9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97" style:family="table-row">
      <style:table-row-properties style:min-row-height="0.0131in" style:use-optimal-row-height="false"/>
    </style:style>
    <style:style style:name="TableCell3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0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07" style:family="table-row">
      <style:table-row-properties style:min-row-height="0.0131in" style:use-optimal-row-height="false"/>
    </style:style>
    <style:style style:name="TableCell4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4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1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1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18" style:family="table-row">
      <style:table-row-properties style:min-row-height="0.0131in" style:use-optimal-row-height="false"/>
    </style:style>
    <style:style style:name="TableCell4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2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28" style:family="table-row">
      <style:table-row-properties style:min-row-height="0.0131in" style:use-optimal-row-height="false"/>
    </style:style>
    <style:style style:name="TableCell42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3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33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3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39" style:family="table-row">
      <style:table-row-properties style:min-row-height="0.0131in" style:use-optimal-row-height="false"/>
    </style:style>
    <style:style style:name="TableCell4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48" style:family="table-row">
      <style:table-row-properties style:min-row-height="0.0131in" style:use-optimal-row-height="false"/>
    </style:style>
    <style:style style:name="TableCell4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5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57" style:family="table-row">
      <style:table-row-properties style:min-row-height="0.0131in" style:use-optimal-row-height="false"/>
    </style:style>
    <style:style style:name="TableCell4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6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6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67" style:family="table-row">
      <style:table-row-properties style:min-row-height="0.0131in" style:use-optimal-row-height="false"/>
    </style:style>
    <style:style style:name="TableCell46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7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7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7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7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78" style:family="table-row">
      <style:table-row-properties style:min-row-height="0.0131in" style:use-optimal-row-height="false"/>
    </style:style>
    <style:style style:name="TableCell4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8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8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8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8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8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90" style:family="table-row">
      <style:table-row-properties style:min-row-height="0.0131in" style:use-optimal-row-height="false"/>
    </style:style>
    <style:style style:name="TableCell4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9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9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99" style:family="table-row">
      <style:table-row-properties style:min-row-height="0.0131in" style:use-optimal-row-height="false"/>
    </style:style>
    <style:style style:name="TableCell50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0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0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0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0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08" style:family="table-row">
      <style:table-row-properties style:min-row-height="0.0131in" style:use-optimal-row-height="false"/>
    </style:style>
    <style:style style:name="TableCell50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1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1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12" style:parent-style-name="DefaultParagraphFont" style:family="text">
      <style:text-properties fo:font-size="14pt" style:font-size-asian="14pt" style:font-size-complex="14pt" style:script-type="complex"/>
    </style:style>
    <style:style style:name="T51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1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1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1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18" style:family="table-row">
      <style:table-row-properties style:min-row-height="0.0131in" style:use-optimal-row-height="false"/>
    </style:style>
    <style:style style:name="TableCell5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2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2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27" style:family="table-row">
      <style:table-row-properties style:min-row-height="0.0131in" style:use-optimal-row-height="false"/>
    </style:style>
    <style:style style:name="TableCell5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fo:font-size="14pt" style:font-size-asian="14pt" style:font-size-complex="14pt"/>
    </style:style>
    <style:style style:name="TableCell53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3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3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3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3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37" style:family="table-row">
      <style:table-row-properties style:min-row-height="0.0131in" style:use-optimal-row-height="false"/>
    </style:style>
    <style:style style:name="TableCell5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5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4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54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47" style:family="table-row">
      <style:table-row-properties style:min-row-height="0.0131in" style:use-optimal-row-height="false"/>
    </style:style>
    <style:style style:name="TableCell548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50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552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5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55" style:parent-style-name="TableContents" style:family="paragraph">
      <style:text-properties fo:font-size="14pt" style:font-size-asian="14pt" style:font-size-complex="14pt"/>
    </style:style>
    <style:style style:name="TableRow556" style:family="table-row">
      <style:table-row-properties style:min-row-height="0.0131in" style:use-optimal-row-height="false"/>
    </style:style>
    <style:style style:name="TableCell557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59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6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61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63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64" style:parent-style-name="TableContents" style:family="paragraph">
      <style:text-properties fo:font-size="14pt" style:font-size-asian="14pt" style:font-size-complex="14pt"/>
    </style:style>
    <style:style style:name="TableRow565" style:family="table-row">
      <style:table-row-properties style:min-row-height="0.0131in" style:use-optimal-row-height="false"/>
    </style:style>
    <style:style style:name="TableCell56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6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6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7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7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73" style:parent-style-name="TableContents" style:family="paragraph">
      <style:text-properties fo:font-size="14pt" style:font-size-asian="14pt" style:font-size-complex="14pt"/>
    </style:style>
    <style:style style:name="TableRow574" style:family="table-row">
      <style:table-row-properties style:min-row-height="0.0131in" style:use-optimal-row-height="false"/>
    </style:style>
    <style:style style:name="TableCell575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77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7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79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8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8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82" style:parent-style-name="TableContents" style:family="paragraph">
      <style:text-properties fo:font-size="14pt" style:font-size-asian="14pt" style:font-size-complex="14pt"/>
    </style:style>
    <style:style style:name="P583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584" style:parent-style-name="DefaultParagraphFont" style:family="text">
      <style:text-properties style:font-name="Nirmala UI" style:font-name-complex="Nirmala UI" fo:font-size="11pt" style:font-size-asian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36">
            <text:p text:style-name="P37"><text:span text:style-name="T38">सूचना</text:span></text:p>
          </table:table-cell>
          <table:table-cell table:style-name="TableCell39">
            <text:p text:style-name="P40"/>
          </table:table-cell>
          <table:table-cell table:style-name="TableCell41">
            <text:p text:style-name="P42"><text:span text:style-name="T43">वॉशरूम</text:span></text:p>
          </table:table-cell>
        </table:table-row>
        <table:table-row table:style-name="TableRow44">
          <table:table-cell table:style-name="TableCell45">
            <text:p text:style-name="P46">1</text:p>
          </table:table-cell>
          <table:table-cell table:style-name="TableCell47">
            <text:p text:style-name="TableContents"><text:span text:style-name="T48"><text:s/>आपका स्वागत है</text:span></text:p>
          </table:table-cell>
          <table:table-cell table:style-name="TableCell49">
            <text:p text:style-name="P50">26</text:p>
          </table:table-cell>
          <table:table-cell table:style-name="TableCell51">
            <text:p text:style-name="TableContents"><text:span text:style-name="T52"><text:s/>20</text:span><text:span text:style-name="T53"><text:s/>मिनट बाद वाशरूम</text:span></text:p>
          </table:table-cell>
        </table:table-row>
        <table:table-row table:style-name="TableRow54">
          <table:table-cell table:style-name="TableCell55">
            <text:p text:style-name="P56">2</text:p>
          </table:table-cell>
          <table:table-cell table:style-name="TableCell57">
            <text:p text:style-name="TableContents"><text:span text:style-name="T58"><text:s/>ट्रॅवल्स की जानकारी</text:span></text:p>
          </table:table-cell>
          <table:table-cell table:style-name="TableCell59">
            <text:p text:style-name="P60">27</text:p>
          </table:table-cell>
          <table:table-cell table:style-name="TableCell61">
            <text:p text:style-name="TableContents"><text:span text:style-name="T62"><text:s/>15</text:span><text:span text:style-name="T63"><text:s/>मिनट बाद वाशरूम</text:span></text:p>
          </table:table-cell>
        </table:table-row>
        <table:table-row table:style-name="TableRow64">
          <table:table-cell table:style-name="TableCell65">
            <text:p text:style-name="P66">3</text:p>
          </table:table-cell>
          <table:table-cell table:style-name="TableCell67">
            <text:p text:style-name="TableContents"><text:span text:style-name="T68"><text:s/>बस स्वछता के नियम</text:span></text:p>
          </table:table-cell>
          <table:table-cell table:style-name="TableCell69">
            <text:p text:style-name="P70">28</text:p>
          </table:table-cell>
          <table:table-cell table:style-name="TableCell71">
            <text:p text:style-name="TableContents"><text:span text:style-name="T72"><text:s/>10</text:span><text:span text:style-name="T73"><text:s/>मिनट बाद वाशरूम</text:span></text:p>
          </table:table-cell>
        </table:table-row>
        <table:table-row table:style-name="TableRow74">
          <table:table-cell table:style-name="TableCell75">
            <text:p text:style-name="P76">4</text:p>
          </table:table-cell>
          <table:table-cell table:style-name="TableCell77">
            <text:p text:style-name="TableContents"><text:span text:style-name="T78"><text:s/>बस फ्लिक्स की जानकारी</text:span></text:p>
          </table:table-cell>
          <table:table-cell table:style-name="TableCell79">
            <text:p text:style-name="P80">29</text:p>
          </table:table-cell>
          <table:table-cell table:style-name="TableCell81">
            <text:p text:style-name="TableContents"><text:span text:style-name="T82"><text:s/>5</text:span><text:span text:style-name="T83"><text:s/></text:span><text:span text:style-name="T84">मिनट बाद वाशरूम</text:span></text:p>
          </table:table-cell>
        </table:table-row>
        <table:table-row table:style-name="TableRow85">
          <table:table-cell table:style-name="TableCell86">
            <text:p text:style-name="P87">5</text:p>
          </table:table-cell>
          <table:table-cell table:style-name="TableCell88">
            <text:p text:style-name="TableContents"><text:span text:style-name="T89"><text:s/>सामान की सुरक्षा</text:span></text:p>
          </table:table-cell>
          <table:table-cell table:style-name="TableCell90">
            <text:p text:style-name="P91">30</text:p>
          </table:table-cell>
          <table:table-cell table:style-name="TableCell92">
            <text:p text:style-name="TableContents"><text:span text:style-name="T93"><text:s/>वाशरूम के लिए रुकते समय</text:span></text:p>
          </table:table-cell>
        </table:table-row>
        <table:table-row table:style-name="TableRow94">
          <table:table-cell table:style-name="TableCell95">
            <text:p text:style-name="P96">6</text:p>
          </table:table-cell>
          <table:table-cell table:style-name="TableCell97">
            <text:p text:style-name="TableContents"><text:span text:style-name="T98"><text:s/>डिनर -<text:s/></text:span><text:span text:style-name="T99">नही रुकेगी</text:span></text:p>
          </table:table-cell>
          <table:table-cell table:style-name="TableCell100" table:number-columns-spanned="2">
            <text:p text:style-name="P101"><text:span text:style-name="T102">वेबसाइट</text:span></text:p>
          </table:table-cell>
          <table:covered-table-cell/>
        </table:table-row>
        <table:table-row table:style-name="TableRow103">
          <table:table-cell table:style-name="TableCell104">
            <text:p text:style-name="P105">7</text:p>
          </table:table-cell>
          <table:table-cell table:style-name="TableCell106">
            <text:p text:style-name="Standard"><text:span text:style-name="T107"><text:s/>गुड मॉर्निंग<text:s/></text:span><text:span text:style-name="T108">–<text:s/></text:span><text:span text:style-name="T109">Good Morning</text:span></text:p>
          </table:table-cell>
          <table:table-cell table:style-name="TableCell110">
            <text:p text:style-name="P111">109</text:p>
          </table:table-cell>
          <table:table-cell table:style-name="TableCell112">
            <text:p text:style-name="TableContents"><text:span text:style-name="T113"><text:s/></text:span><text:span text:style-name="T114">लातूर <text:s/></text:span></text:p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Standard"/>
          </table:table-cell>
          <table:table-cell table:style-name="TableCell119">
            <text:p text:style-name="P120">110</text:p>
          </table:table-cell>
          <table:table-cell table:style-name="TableCell121">
            <text:p text:style-name="TableContents"><text:span text:style-name="T122"><text:s/></text:span><text:span text:style-name="T123">नागपुर<text:s/></text:span><text:span text:style-name="T124">,<text:s/></text:span><text:span text:style-name="T125">वर्धा<text:s/></text:span><text:span text:style-name="T126">,<text:s/></text:span><text:span text:style-name="T127">यवतमाल</text:span></text:p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><text:span text:style-name="T133">डिनर</text:span></text:p>
          </table:table-cell>
          <table:table-cell table:style-name="TableCell134">
            <text:p text:style-name="P135"/>
          </table:table-cell>
          <table:table-cell table:style-name="TableCell136">
            <text:p text:style-name="P137"><text:span text:style-name="T138">नाश्ता</text:span><text:span text:style-name="T139">-चाय</text:span></text:p>
          </table:table-cell>
        </table:table-row>
        <table:table-row table:style-name="TableRow140">
          <table:table-cell table:style-name="TableCell141">
            <text:p text:style-name="P142">11</text:p>
          </table:table-cell>
          <table:table-cell table:style-name="TableCell143">
            <text:p text:style-name="TableContents"><text:span text:style-name="T144"><text:s/>डिनर <text:s/>7 बजे</text:span></text:p>
          </table:table-cell>
          <table:table-cell table:style-name="TableCell145">
            <text:p text:style-name="P146">31</text:p>
          </table:table-cell>
          <table:table-cell table:style-name="TableCell147">
            <text:p text:style-name="TableContents"><text:span text:style-name="T148"><text:s/>30</text:span><text:span text:style-name="T149"><text:s/>मिनट बाद नाश्ता</text:span></text:p>
          </table:table-cell>
        </table:table-row>
        <table:table-row table:style-name="TableRow150">
          <table:table-cell table:style-name="TableCell151">
            <text:p text:style-name="P152">12</text:p>
          </table:table-cell>
          <table:table-cell table:style-name="TableCell153">
            <text:p text:style-name="TableContents"><text:span text:style-name="T154"><text:s/>डिनर <text:s/>7.30 बजे</text:span></text:p>
          </table:table-cell>
          <table:table-cell table:style-name="TableCell155">
            <text:p text:style-name="P156">32</text:p>
          </table:table-cell>
          <table:table-cell table:style-name="TableCell157">
            <text:p text:style-name="TableContents"><text:span text:style-name="T158"><text:s/></text:span><text:span text:style-name="T159">15</text:span><text:span text:style-name="T160"><text:s/>मिनट बाद नाश्ता</text:span></text:p>
          </table:table-cell>
        </table:table-row>
        <table:table-row table:style-name="TableRow161">
          <table:table-cell table:style-name="TableCell162">
            <text:p text:style-name="P163">13</text:p>
          </table:table-cell>
          <table:table-cell table:style-name="TableCell164">
            <text:p text:style-name="TableContents"><text:span text:style-name="T165"><text:s/>डिनर <text:s/>8 बजे</text:span></text:p>
          </table:table-cell>
          <table:table-cell table:style-name="TableCell166">
            <text:p text:style-name="P167">33</text:p>
          </table:table-cell>
          <table:table-cell table:style-name="TableCell168">
            <text:p text:style-name="TableContents"><text:span text:style-name="T169"><text:s/>10</text:span><text:span text:style-name="T170"><text:s/>मिनट बाद नाश्ता</text:span></text:p>
          </table:table-cell>
        </table:table-row>
        <table:table-row table:style-name="TableRow171">
          <table:table-cell table:style-name="TableCell172">
            <text:p text:style-name="P173">14</text:p>
          </table:table-cell>
          <table:table-cell table:style-name="TableCell174">
            <text:p text:style-name="TableContents"><text:span text:style-name="T175"><text:s/>डिनर <text:s/>8.30 बजे</text:span></text:p>
          </table:table-cell>
          <table:table-cell table:style-name="TableCell176">
            <text:p text:style-name="P177">34</text:p>
          </table:table-cell>
          <table:table-cell table:style-name="TableCell178">
            <text:p text:style-name="TableContents"><text:span text:style-name="T179"><text:s/>5</text:span><text:span text:style-name="T180"><text:s/>मिनट बाद नाश्ता</text:span></text:p>
          </table:table-cell>
        </table:table-row>
        <table:table-row table:style-name="TableRow181">
          <table:table-cell table:style-name="TableCell182">
            <text:p text:style-name="P183">15</text:p>
          </table:table-cell>
          <table:table-cell table:style-name="TableCell184">
            <text:p text:style-name="TableContents"><text:span text:style-name="T185"><text:s/>डिनर <text:s/>9 बजे</text:span></text:p>
          </table:table-cell>
          <table:table-cell table:style-name="TableCell186">
            <text:p text:style-name="P187">35</text:p>
          </table:table-cell>
          <table:table-cell table:style-name="TableCell188">
            <text:p text:style-name="TableContents"><text:span text:style-name="T189"><text:s/>नाश्ते के लिए रुकते समय</text:span></text:p>
          </table:table-cell>
        </table:table-row>
        <table:table-row table:style-name="TableRow190">
          <table:table-cell table:style-name="TableCell191">
            <text:p text:style-name="P192">16</text:p>
          </table:table-cell>
          <table:table-cell table:style-name="TableCell193">
            <text:p text:style-name="TableContents"><text:span text:style-name="T194"><text:s/>डिनर <text:s/>9.30 बजे</text:span>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17</text:p>
          </table:table-cell>
          <table:table-cell table:style-name="TableCell202">
            <text:p text:style-name="TableContents"><text:span text:style-name="T203"><text:s/>डिनर <text:s/>10 बजे</text:span></text:p>
          </table:table-cell>
          <table:table-cell table:style-name="TableCell204" table:number-columns-spanned="2" table:number-rows-spanned="2">
            <text:p text:style-name="P205"><text:span text:style-name="T206">रीटर्न टिकट बुकिंग ऑफिस</text:span></text:p>
          </table:table-cell>
          <table:covered-table-cell/>
        </table:table-row>
        <table:table-row table:style-name="TableRow207">
          <table:table-cell table:style-name="TableCell208">
            <text:p text:style-name="P209">18</text:p>
          </table:table-cell>
          <table:table-cell table:style-name="TableCell210">
            <text:p text:style-name="TableContents"><text:span text:style-name="T211"><text:s/>डिनर <text:s/>10.30 बजे</text:span></text:p>
          </table:table-cell>
          <table:covered-table-cell>
            <text:p text:style-name="P212"/>
          </table:covered-table-cell>
          <table:covered-table-cell/>
        </table:table-row>
        <table:table-row table:style-name="TableRow213">
          <table:table-cell table:style-name="TableCell214">
            <text:p text:style-name="P215">19</text:p>
          </table:table-cell>
          <table:table-cell table:style-name="TableCell216">
            <text:p text:style-name="TableContents"><text:span text:style-name="T217"><text:s/>डिनर <text:s/>11 बजे</text:span></text:p>
          </table:table-cell>
          <table:table-cell table:style-name="TableCell218">
            <text:p text:style-name="P219">101</text:p>
          </table:table-cell>
          <table:table-cell table:style-name="TableCell220">
            <text:p text:style-name="TableContents"><text:span text:style-name="T221"><text:s/></text:span><text:span text:style-name="T222">नांदेड़</text:span></text:p>
          </table:table-cell>
        </table:table-row>
        <table:table-row table:style-name="TableRow223">
          <table:table-cell table:style-name="TableCell224">
            <text:p text:style-name="P225">20</text:p>
          </table:table-cell>
          <table:table-cell table:style-name="TableCell226">
            <text:p text:style-name="TableContents"><text:span text:style-name="T227"><text:s/>डिनर 11.30 बजे</text:span></text:p>
          </table:table-cell>
          <table:table-cell table:style-name="TableCell228">
            <text:p text:style-name="P229">102</text:p>
          </table:table-cell>
          <table:table-cell table:style-name="TableCell230">
            <text:p text:style-name="TableContents"><text:span text:style-name="T231"><text:s/></text:span><text:span text:style-name="T232">अहमदपुर</text:span></text:p>
          </table:table-cell>
        </table:table-row>
        <table:table-row table:style-name="TableRow233">
          <table:table-cell table:style-name="TableCell234">
            <text:p text:style-name="P235">21</text:p>
          </table:table-cell>
          <table:table-cell table:style-name="TableCell236">
            <text:p text:style-name="TableContents"><text:span text:style-name="T237"><text:s/>डिनर <text:s/>12 बजे</text:span></text:p>
          </table:table-cell>
          <table:table-cell table:style-name="TableCell238">
            <text:p text:style-name="P239"><text:s/>103</text:p>
          </table:table-cell>
          <table:table-cell table:style-name="TableCell240">
            <text:p text:style-name="TableContents"><text:span text:style-name="T241"><text:s/></text:span><text:span text:style-name="T242">उद्गीर</text:span></text:p>
          </table:table-cell>
        </table:table-row>
        <table:table-row table:style-name="TableRow243">
          <table:table-cell table:style-name="TableCell244">
            <text:p text:style-name="P245">22</text:p>
          </table:table-cell>
          <table:table-cell table:style-name="TableCell246">
            <text:p text:style-name="TableContents"><text:span text:style-name="T247"><text:s/>डिनर <text:s/>12.30 बजे</text:span></text:p>
          </table:table-cell>
          <table:table-cell table:style-name="TableCell248">
            <text:p text:style-name="P249">104</text:p>
          </table:table-cell>
          <table:table-cell table:style-name="TableCell250">
            <text:p text:style-name="TableContents"><text:span text:style-name="T251"><text:s/></text:span><text:span text:style-name="T252">औरंगाबाद</text:span></text:p>
          </table:table-cell>
        </table:table-row>
        <table:table-row table:style-name="TableRow253">
          <table:table-cell table:style-name="TableCell254">
            <text:p text:style-name="P255">23</text:p>
          </table:table-cell>
          <table:table-cell table:style-name="TableCell256">
            <text:p text:style-name="TableContents"><text:span text:style-name="T257"><text:s/>डिनर <text:s/>1 बजे</text:span></text:p>
          </table:table-cell>
          <table:table-cell table:style-name="TableCell258">
            <text:p text:style-name="P259">105</text:p>
          </table:table-cell>
          <table:table-cell table:style-name="TableCell260">
            <text:p text:style-name="TableContents"><text:span text:style-name="T261"><text:s/></text:span><text:span text:style-name="T262">लातूर</text:span></text:p>
          </table:table-cell>
        </table:table-row>
        <table:table-row table:style-name="TableRow263">
          <table:table-cell table:style-name="TableCell264">
            <text:p text:style-name="P265">24</text:p>
          </table:table-cell>
          <table:table-cell table:style-name="TableCell266">
            <text:p text:style-name="TableContents"><text:span text:style-name="T267"><text:s/>डिनर <text:s/>के लिए रुकते समय</text:span></text:p>
          </table:table-cell>
          <table:table-cell table:style-name="TableCell268">
            <text:p text:style-name="P269">106</text:p>
          </table:table-cell>
          <table:table-cell table:style-name="TableCell270">
            <text:p text:style-name="TableContents"><text:span text:style-name="T271"><text:s/></text:span><text:span text:style-name="T272">पुणे</text:span></text:p>
          </table:table-cell>
        </table:table-row>
        <table:table-row table:style-name="TableRow273">
          <table:table-cell table:style-name="TableCell274">
            <text:p text:style-name="P275">25</text:p>
          </table:table-cell>
          <table:table-cell table:style-name="TableCell276">
            <text:p text:style-name="TableContents"><text:span text:style-name="T277"><text:s/>डिनर के लिये नही रुकेगी</text:span></text:p>
            <text:p text:style-name="P278"/>
            <text:p text:style-name="P279"/>
            <text:p text:style-name="P280"/>
            <text:p text:style-name="P281"/>
            <text:p text:style-name="P282"/>
            <text:p text:style-name="P283"/>
            <text:p text:style-name="P284"/>
            <text:p text:style-name="TableContents"/>
            <text:p text:style-name="P285"/>
          </table:table-cell>
          <table:table-cell table:style-name="TableCell286">
            <text:p text:style-name="P287">107</text:p>
          </table:table-cell>
          <table:table-cell table:style-name="TableCell288">
            <text:p text:style-name="TableContents"><text:span text:style-name="T289"><text:s/></text:span><text:span text:style-name="T290">निलंगा</text:span></text:p>
          </table:table-cell>
        </table:table-row>
        <table:table-row table:style-name="TableRow291"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>108</text:p>
          </table:table-cell>
          <table:table-cell table:style-name="TableCell298">
            <text:p text:style-name="TableContents"><text:span text:style-name="T299"><text:s/></text:span><text:span text:style-name="T300">शिरूर अनंतपाल</text:span></text:p>
          </table:table-cell>
        </table:table-row>
        <table:table-row table:style-name="TableRow301">
          <table:table-cell table:style-name="TableCell302">
            <text:p text:style-name="P303"/>
          </table:table-cell>
          <table:table-cell table:style-name="TableCell304">
            <text:p text:style-name="P305"><text:span text:style-name="T306">पुणे -<text:s/></text:span><text:span text:style-name="T307">अहमदपूर <text:s/></text:span></text:p>
          </table:table-cell>
          <table:table-cell table:style-name="TableCell308">
            <text:p text:style-name="P309"/>
          </table:table-cell>
          <table:table-cell table:style-name="TableCell310">
            <text:p text:style-name="P311"><text:span text:style-name="T312">अहमदपूर <text:s/>- पुणे</text:span></text:p>
          </table:table-cell>
        </table:table-row>
        <table:table-row table:style-name="TableRow313">
          <table:table-cell table:style-name="TableCell314">
            <text:p text:style-name="P315">41</text:p>
          </table:table-cell>
          <table:table-cell table:style-name="TableCell316">
            <text:p text:style-name="TableContents"><text:span text:style-name="T317"><text:s/>बार्शी</text:span></text:p>
          </table:table-cell>
          <table:table-cell table:style-name="TableCell318">
            <text:p text:style-name="P319">71</text:p>
          </table:table-cell>
          <table:table-cell table:style-name="TableCell320">
            <text:p text:style-name="TableContents"><text:span text:style-name="T321"><text:s/>लोणी</text:span></text:p>
          </table:table-cell>
        </table:table-row>
        <table:table-row table:style-name="TableRow322">
          <table:table-cell table:style-name="TableCell323">
            <text:p text:style-name="P324">42</text:p>
          </table:table-cell>
          <table:table-cell table:style-name="TableCell325">
            <text:p text:style-name="TableContents"><text:span text:style-name="T326"><text:s/>येडशी</text:span></text:p>
          </table:table-cell>
          <table:table-cell table:style-name="TableCell327">
            <text:p text:style-name="P328">72</text:p>
          </table:table-cell>
          <table:table-cell table:style-name="TableCell329">
            <text:p text:style-name="TableContents"><text:span text:style-name="T330"><text:s/>हडपसर</text:span></text:p>
          </table:table-cell>
        </table:table-row>
        <table:table-row table:style-name="TableRow331">
          <table:table-cell table:style-name="TableCell332">
            <text:p text:style-name="P333">43</text:p>
          </table:table-cell>
          <table:table-cell table:style-name="TableCell334">
            <text:p text:style-name="TableContents"><text:span text:style-name="T335"><text:s/>ढोकी</text:span></text:p>
          </table:table-cell>
          <table:table-cell table:style-name="TableCell336">
            <text:p text:style-name="P337">73</text:p>
          </table:table-cell>
          <table:table-cell table:style-name="TableCell338">
            <text:p text:style-name="TableContents"><text:span text:style-name="T339"><text:s/>मगरपट्टा</text:span></text:p>
          </table:table-cell>
        </table:table-row>
        <table:table-row table:style-name="TableRow340">
          <table:table-cell table:style-name="TableCell341">
            <text:p text:style-name="P342">44</text:p>
          </table:table-cell>
          <table:table-cell table:style-name="TableCell343">
            <text:p text:style-name="TableContents"><text:span text:style-name="T344"><text:s/>ढोराला</text:span></text:p>
          </table:table-cell>
          <table:table-cell table:style-name="TableCell345">
            <text:p text:style-name="P346">74</text:p>
          </table:table-cell>
          <table:table-cell table:style-name="TableCell347">
            <text:p text:style-name="TableContents"><text:span text:style-name="T348"><text:s/>फातिमा <text:s/>नगर</text:span></text:p>
          </table:table-cell>
        </table:table-row>
        <table:table-row table:style-name="TableRow349">
          <table:table-cell table:style-name="TableCell350">
            <text:p text:style-name="P351">45</text:p>
          </table:table-cell>
          <table:table-cell table:style-name="TableCell352">
            <text:p text:style-name="TableContents"><text:span text:style-name="T353"><text:s/>मुरुड</text:span></text:p>
          </table:table-cell>
          <table:table-cell table:style-name="TableCell354">
            <text:p text:style-name="P355">75</text:p>
          </table:table-cell>
          <table:table-cell table:style-name="TableCell356">
            <text:p text:style-name="TableContents"><text:span text:style-name="T357"><text:s/>पूलगेट <text:s/></text:span><text:span text:style-name="T358">,<text:s/></text:span><text:span text:style-name="T359">पुणे <text:s/>स्टेशन .</text:span></text:p>
          </table:table-cell>
        </table:table-row>
        <table:table-row table:style-name="TableRow360">
          <table:table-cell table:style-name="TableCell361">
            <text:p text:style-name="P362">46</text:p>
          </table:table-cell>
          <table:table-cell table:style-name="TableCell363">
            <text:p text:style-name="TableContents"><text:span text:style-name="T364">तडवला</text:span></text:p>
          </table:table-cell>
          <table:table-cell table:style-name="TableCell365">
            <text:p text:style-name="P366">76</text:p>
          </table:table-cell>
          <table:table-cell table:style-name="TableCell367">
            <text:p text:style-name="TableContents"><text:span text:style-name="T368"><text:s/>स्वारगेट</text:span></text:p>
          </table:table-cell>
        </table:table-row>
        <table:table-row table:style-name="TableRow369">
          <table:table-cell table:style-name="TableCell370">
            <text:p text:style-name="P371">47</text:p>
          </table:table-cell>
          <table:table-cell table:style-name="TableCell372">
            <text:p text:style-name="TableContents"><text:span text:style-name="T373"><text:s/>काळे बोरगाव</text:span></text:p>
          </table:table-cell>
          <table:table-cell table:style-name="TableCell374">
            <text:p text:style-name="P375">77</text:p>
          </table:table-cell>
          <table:table-cell table:style-name="TableCell376">
            <text:p text:style-name="TableContents"><text:span text:style-name="T377"><text:s/>दांडेकर पूल</text:span></text:p>
          </table:table-cell>
        </table:table-row>
        <table:table-row table:style-name="TableRow378">
          <table:table-cell table:style-name="TableCell379">
            <text:p text:style-name="P380">48</text:p>
          </table:table-cell>
          <table:table-cell table:style-name="TableCell381">
            <text:p text:style-name="TableContents"><text:span text:style-name="T382"><text:s/>रामेगाव <text:s/></text:span></text:p>
          </table:table-cell>
          <table:table-cell table:style-name="TableCell383">
            <text:p text:style-name="P384">78</text:p>
          </table:table-cell>
          <table:table-cell table:style-name="TableCell385">
            <text:p text:style-name="TableContents"><text:span text:style-name="T386"><text:s/>डेक्कन कॉर्नर</text:span></text:p>
          </table:table-cell>
        </table:table-row>
        <table:table-row table:style-name="TableRow387">
          <table:table-cell table:style-name="TableCell388">
            <text:p text:style-name="P389">49</text:p>
          </table:table-cell>
          <table:table-cell table:style-name="TableCell390">
            <text:p text:style-name="TableContents"><text:span text:style-name="T391"><text:s/></text:span><text:span text:style-name="T392">मुरुड अकोला</text:span></text:p>
          </table:table-cell>
          <table:table-cell table:style-name="TableCell393">
            <text:p text:style-name="P394">79</text:p>
          </table:table-cell>
          <table:table-cell table:style-name="TableCell395">
            <text:p text:style-name="TableContents"><text:span text:style-name="T396"><text:s/>शिवाजी नगर</text:span></text:p>
          </table:table-cell>
        </table:table-row>
        <table:table-row table:style-name="TableRow397">
          <table:table-cell table:style-name="TableCell398">
            <text:p text:style-name="P399">50</text:p>
          </table:table-cell>
          <table:table-cell table:style-name="TableCell400">
            <text:p text:style-name="TableContents"><text:span text:style-name="T401"><text:s/>12</text:span><text:span text:style-name="T402"><text:s/>नंबर पाटी</text:span></text:p>
          </table:table-cell>
          <table:table-cell table:style-name="TableCell403">
            <text:p text:style-name="P404">80</text:p>
          </table:table-cell>
          <table:table-cell table:style-name="TableCell405">
            <text:p text:style-name="TableContents"><text:span text:style-name="T406"><text:s/>युनिव्हर्सिटी</text:span></text:p>
          </table:table-cell>
        </table:table-row>
        <table:table-row table:style-name="TableRow407">
          <table:table-cell table:style-name="TableCell408">
            <text:p text:style-name="P409">51</text:p>
          </table:table-cell>
          <table:table-cell table:style-name="TableCell410">
            <text:p text:style-name="P411"><text:s/>5 no.</text:p>
          </table:table-cell>
          <table:table-cell table:style-name="TableCell412">
            <text:p text:style-name="P413">81</text:p>
          </table:table-cell>
          <table:table-cell table:style-name="TableCell414">
            <text:p text:style-name="TableContents"><text:span text:style-name="T415"><text:s/>ब्रेमेन चौक<text:s/></text:span><text:span text:style-name="T416">,<text:s/></text:span><text:span text:style-name="T417">औंध</text:span></text:p>
          </table:table-cell>
        </table:table-row>
        <table:table-row table:style-name="TableRow418">
          <table:table-cell table:style-name="TableCell419">
            <text:p text:style-name="P420">52</text:p>
          </table:table-cell>
          <table:table-cell table:style-name="TableCell421">
            <text:p text:style-name="TableContents"><text:span text:style-name="T422"><text:s/>1</text:span><text:span text:style-name="T423"><text:s/>नंबर चौक</text:span></text:p>
          </table:table-cell>
          <table:table-cell table:style-name="TableCell424">
            <text:p text:style-name="P425">82</text:p>
          </table:table-cell>
          <table:table-cell table:style-name="TableCell426">
            <text:p text:style-name="TableContents"><text:span text:style-name="T427"><text:s/>सांगवी फाटा</text:span></text:p>
          </table:table-cell>
        </table:table-row>
        <table:table-row table:style-name="TableRow428">
          <table:table-cell table:style-name="TableCell429">
            <text:p text:style-name="P430">53</text:p>
          </table:table-cell>
          <table:table-cell table:style-name="TableCell431">
            <text:p text:style-name="TableContents"><text:span text:style-name="T432"><text:s/>बजाज शोरूम<text:s/></text:span><text:span text:style-name="T433">,<text:s/></text:span><text:span text:style-name="T434">रिलायन्स</text:span></text:p>
          </table:table-cell>
          <table:table-cell table:style-name="TableCell435">
            <text:p text:style-name="P436">83</text:p>
          </table:table-cell>
          <table:table-cell table:style-name="TableCell437">
            <text:p text:style-name="TableContents"><text:span text:style-name="T438"><text:s/>रक्षक चौक</text:span></text:p>
          </table:table-cell>
        </table:table-row>
        <table:table-row table:style-name="TableRow439">
          <table:table-cell table:style-name="TableCell440">
            <text:p text:style-name="P441">54</text:p>
          </table:table-cell>
          <table:table-cell table:style-name="TableCell442">
            <text:p text:style-name="TableContents"><text:span text:style-name="T443"><text:s/>पाण्याची टाकी</text:span></text:p>
          </table:table-cell>
          <table:table-cell table:style-name="TableCell444">
            <text:p text:style-name="P445">84</text:p>
          </table:table-cell>
          <table:table-cell table:style-name="TableCell446">
            <text:p text:style-name="TableContents"><text:span text:style-name="T447"><text:s/>जगताप डेअरी</text:span></text:p>
          </table:table-cell>
        </table:table-row>
        <table:table-row table:style-name="TableRow448">
          <table:table-cell table:style-name="TableCell449">
            <text:p text:style-name="P450">55</text:p>
          </table:table-cell>
          <table:table-cell table:style-name="TableCell451">
            <text:p text:style-name="TableContents"><text:span text:style-name="T452"><text:s/>उषा किरण</text:span></text:p>
          </table:table-cell>
          <table:table-cell table:style-name="TableCell453">
            <text:p text:style-name="P454">85</text:p>
          </table:table-cell>
          <table:table-cell table:style-name="TableCell455">
            <text:p text:style-name="TableContents"><text:span text:style-name="T456"><text:s/>काळेवाडी फाटा</text:span></text:p>
          </table:table-cell>
        </table:table-row>
        <table:table-row table:style-name="TableRow457">
          <table:table-cell table:style-name="TableCell458">
            <text:p text:style-name="P459">56</text:p>
          </table:table-cell>
          <table:table-cell table:style-name="TableCell460">
            <text:p text:style-name="TableContents"><text:span text:style-name="T461"><text:s/>दयानंद गेट</text:span></text:p>
          </table:table-cell>
          <table:table-cell table:style-name="TableCell462">
            <text:p text:style-name="P463">86</text:p>
          </table:table-cell>
          <table:table-cell table:style-name="TableCell464">
            <text:p text:style-name="TableContents"><text:span text:style-name="T465"><text:s/></text:span><text:span text:style-name="T466">रहाटणी फाटा</text:span></text:p>
          </table:table-cell>
        </table:table-row>
        <table:table-row table:style-name="TableRow467">
          <table:table-cell table:style-name="TableCell468">
            <text:p text:style-name="P469">57</text:p>
          </table:table-cell>
          <table:table-cell table:style-name="TableCell470">
            <text:p text:style-name="TableContents"><text:span text:style-name="T471"><text:s/>शिवाजी <text:s/>चौक<text:s/></text:span><text:span text:style-name="T472">,</text:span><text:span text:style-name="T473">लातूर</text:span></text:p>
          </table:table-cell>
          <table:table-cell table:style-name="TableCell474">
            <text:p text:style-name="P475">87</text:p>
          </table:table-cell>
          <table:table-cell table:style-name="TableCell476">
            <text:p text:style-name="TableContents"><text:span text:style-name="T477"><text:s/>तापकीर चौक</text:span></text:p>
          </table:table-cell>
        </table:table-row>
        <table:table-row table:style-name="TableRow478">
          <table:table-cell table:style-name="TableCell479">
            <text:p text:style-name="P480">58</text:p>
          </table:table-cell>
          <table:table-cell table:style-name="TableCell481">
            <text:p text:style-name="TableContents"><text:span text:style-name="T482"><text:s/>अशोक हॉटेल</text:span></text:p>
          </table:table-cell>
          <table:table-cell table:style-name="TableCell483">
            <text:p text:style-name="P484">88</text:p>
          </table:table-cell>
          <table:table-cell table:style-name="TableCell485">
            <text:p text:style-name="TableContents"><text:span text:style-name="T486"><text:s/>D -<text:s/></text:span><text:span text:style-name="T487">मार्ट</text:span><text:span text:style-name="T488">, MM<text:s/></text:span><text:span text:style-name="T489">शाळा</text:span></text:p>
          </table:table-cell>
        </table:table-row>
        <table:table-row table:style-name="TableRow490">
          <table:table-cell table:style-name="TableCell491">
            <text:p text:style-name="P492">59</text:p>
          </table:table-cell>
          <table:table-cell table:style-name="TableCell493">
            <text:p text:style-name="TableContents"><text:span text:style-name="T494"><text:s/>गांधी चौक</text:span></text:p>
          </table:table-cell>
          <table:table-cell table:style-name="TableCell495">
            <text:p text:style-name="P496">89</text:p>
          </table:table-cell>
          <table:table-cell table:style-name="TableCell497">
            <text:p text:style-name="TableContents"><text:span text:style-name="T498"><text:s/>चिंचवड गाव - चाफेकर चौक</text:span></text:p>
          </table:table-cell>
        </table:table-row>
        <table:table-row table:style-name="TableRow499">
          <table:table-cell table:style-name="TableCell500">
            <text:p text:style-name="P501">60</text:p>
          </table:table-cell>
          <table:table-cell table:style-name="TableCell502">
            <text:p text:style-name="TableContents"><text:span text:style-name="T503"><text:s/>शिरूर ताजबंद</text:span></text:p>
          </table:table-cell>
          <table:table-cell table:style-name="TableCell504">
            <text:p text:style-name="P505">90</text:p>
          </table:table-cell>
          <table:table-cell table:style-name="TableCell506">
            <text:p text:style-name="TableContents"><text:span text:style-name="T507"><text:s/>आकुर्डी - खंडोबा मंदिर</text:span></text:p>
          </table:table-cell>
        </table:table-row>
        <table:table-row table:style-name="TableRow508">
          <table:table-cell table:style-name="TableCell509">
            <text:p text:style-name="P510">61</text:p>
          </table:table-cell>
          <table:table-cell table:style-name="TableCell511">
            <text:p text:style-name="TableContents"><text:span text:style-name="T512"><text:s/></text:span><text:span text:style-name="T513">अहमदपूर</text:span></text:p>
          </table:table-cell>
          <table:table-cell table:style-name="TableCell514">
            <text:p text:style-name="P515">91</text:p>
          </table:table-cell>
          <table:table-cell table:style-name="TableCell516">
            <text:p text:style-name="TableContents"><text:span text:style-name="T517"><text:s/>निगडी</text:span></text:p>
          </table:table-cell>
        </table:table-row>
        <table:table-row table:style-name="TableRow518">
          <table:table-cell table:style-name="TableCell519">
            <text:p text:style-name="P520">62</text:p>
          </table:table-cell>
          <table:table-cell table:style-name="TableCell521">
            <text:p text:style-name="P522"/>
          </table:table-cell>
          <table:table-cell table:style-name="TableCell523">
            <text:p text:style-name="P524">92</text:p>
          </table:table-cell>
          <table:table-cell table:style-name="TableCell525">
            <text:p text:style-name="TableContents"><text:span text:style-name="T526"><text:s/>थर्मोसा चौक</text:span></text:p>
          </table:table-cell>
        </table:table-row>
        <table:table-row table:style-name="TableRow527">
          <table:table-cell table:style-name="TableCell528">
            <text:p text:style-name="P529">63</text:p>
          </table:table-cell>
          <table:table-cell table:style-name="TableCell530">
            <text:p text:style-name="P531"/>
          </table:table-cell>
          <table:table-cell table:style-name="TableCell532">
            <text:p text:style-name="P533">93</text:p>
          </table:table-cell>
          <table:table-cell table:style-name="TableCell534">
            <text:p text:style-name="TableContents"><text:span text:style-name="T535"><text:s/>K S B <text:s/></text:span><text:span text:style-name="T536">चौक</text:span></text:p>
          </table:table-cell>
        </table:table-row>
        <table:table-row table:style-name="TableRow537">
          <table:table-cell table:style-name="TableCell538">
            <text:p text:style-name="P539">64</text:p>
          </table:table-cell>
          <table:table-cell table:style-name="TableCell540">
            <text:p text:style-name="P541"/>
          </table:table-cell>
          <table:table-cell table:style-name="TableCell542">
            <text:p text:style-name="P543">94</text:p>
          </table:table-cell>
          <table:table-cell table:style-name="TableCell544">
            <text:p text:style-name="TableContents"><text:span text:style-name="T545"><text:s/>भोसरी</text:span><text:span text:style-name="T546"><text:s/>- लास्ट स्टॉप</text:span></text:p>
          </table:table-cell>
        </table:table-row>
        <table:table-row table:style-name="TableRow547">
          <table:table-cell table:style-name="TableCell548">
            <text:p text:style-name="P549">65</text:p>
          </table:table-cell>
          <table:table-cell table:style-name="TableCell550">
            <text:p text:style-name="P551"><text:s/></text:p>
          </table:table-cell>
          <table:table-cell table:style-name="TableCell552">
            <text:p text:style-name="P553">95</text:p>
          </table:table-cell>
          <table:table-cell table:style-name="TableCell554">
            <text:p text:style-name="P555"/>
          </table:table-cell>
        </table:table-row>
        <table:table-row table:style-name="TableRow556">
          <table:table-cell table:style-name="TableCell557">
            <text:p text:style-name="P558">66</text:p>
          </table:table-cell>
          <table:table-cell table:style-name="TableCell559">
            <text:p text:style-name="P560"/>
          </table:table-cell>
          <table:table-cell table:style-name="TableCell561">
            <text:p text:style-name="P562">96</text:p>
          </table:table-cell>
          <table:table-cell table:style-name="TableCell563">
            <text:p text:style-name="P564"/>
          </table:table-cell>
        </table:table-row>
        <table:table-row table:style-name="TableRow565">
          <table:table-cell table:style-name="TableCell566">
            <text:p text:style-name="P567">67</text:p>
          </table:table-cell>
          <table:table-cell table:style-name="TableCell568">
            <text:p text:style-name="P569"/>
          </table:table-cell>
          <table:table-cell table:style-name="TableCell570">
            <text:p text:style-name="P571">97</text:p>
          </table:table-cell>
          <table:table-cell table:style-name="TableCell572">
            <text:p text:style-name="P573"/>
          </table:table-cell>
        </table:table-row>
        <table:table-row table:style-name="TableRow574">
          <table:table-cell table:style-name="TableCell575">
            <text:p text:style-name="P576">68</text:p>
          </table:table-cell>
          <table:table-cell table:style-name="TableCell577">
            <text:p text:style-name="P578"/>
          </table:table-cell>
          <table:table-cell table:style-name="TableCell579">
            <text:p text:style-name="P580">98</text:p>
          </table:table-cell>
          <table:table-cell table:style-name="TableCell581">
            <text:p text:style-name="P582"/>
          </table:table-cell>
        </table:table-row>
      </table:table>
      <text:p text:style-name="P583"><text:span text:style-name="T584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 svg:panose-1="0 0 4 0 0 0 0 0 0 0"/>
    <style:font-face style:name="Tahoma" svg:font-family="Tahoma" style:font-family-generic="swiss" style:font-pitch="variable" svg:panose-1="2 11 6 4 3 5 4 4 2 4"/>
    <style:font-face style:name="Nirmala UI" svg:font-family="Nirmala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BalloonTextChar" style:display-name="Balloon Text Char" style:family="text" style:parent-style-name="DefaultParagraphFont">
      <style:text-properties style:font-name="Tahoma" style:font-name-asian="Tahoma" style:font-name-complex="Tahoma" fo:font-size="8pt" style:font-size-asian="8pt" style:font-size-complex="8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5in" fo:margin-bottom="0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5145in"/>
      </style:footer-style>
    </style:page-layout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DefaultParagraphFont" style:family="text">
      <style:text-properties fo:font-size="16pt" style:font-size-asian="16pt" style:font-size-complex="16pt"/>
    </style:style>
    <style:style style:name="T1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7" style:parent-style-name="DefaultParagraphFont" style:family="text">
      <style:text-properties fo:font-size="16pt" style:font-size-asian="16pt" style:font-size-complex="16pt"/>
    </style:style>
    <style:style style:name="T18" style:parent-style-name="DefaultParagraphFont" style:family="text">
      <style:text-properties fo:font-size="16pt" style:font-size-asian="16pt" style:font-size-complex="16pt"/>
    </style:style>
    <style:style style:name="T19" style:parent-style-name="DefaultParagraphFont" style:family="text">
      <style:text-properties fo:font-size="16pt" style:font-size-asian="16pt" style:font-size-complex="16pt"/>
    </style:style>
    <style:style style:name="T20" style:parent-style-name="DefaultParagraphFont" style:family="text">
      <style:text-properties fo:font-size="16pt" style:font-size-asian="16pt" style:font-size-complex="16pt"/>
    </style:style>
    <style:style style:name="P21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3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4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5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1" style:parent-style-name="DefaultParagraphFont" style:family="text">
      <style:text-properties fo:font-size="16pt" style:font-size-asian="16pt" style:font-size-complex="16pt"/>
    </style:style>
    <style:style style:name="T32" style:parent-style-name="DefaultParagraphFont" style:family="text">
      <style:text-properties fo:font-size="16pt" style:font-size-asian="16pt" style:font-size-complex="16pt"/>
    </style:style>
    <style:style style:name="P33" style:parent-style-name="Footer" style:family="paragraph">
      <style:text-properties style:font-name="Nirmala UI" style:font-name-complex="Nirmala UI" fo:font-weight="bold" style:font-weight-asian="bold"/>
    </style:style>
    <style:style style:name="P34" style:parent-style-name="Footer" style:family="paragraph">
      <style:text-properties style:font-name="Nirmala UI" style:font-name-complex="Nirmala UI"/>
    </style:style>
    <style:style style:name="T35" style:parent-style-name="DefaultParagraphFont" style:family="text">
      <style:text-properties style:font-name="Nirmala UI" style:font-name-complex="Nirmala UI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9"><text:s/>NARMADA TRAVELS</text:span><text:span text:style-name="T10"><text:s text:c="16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s text:c="27"/></text:span><text:span text:style-name="T13">MH24AT8100</text:span></text:p>
        <text:p text:style-name="Header"><text:span text:style-name="T14"><text:s text:c="7"/></text:span><text:span text:style-name="T15"><text:tab/><text:s text:c="12"/></text:span><text:span text:style-name="T16"><text:s text:c="13"/></text:span><text:span text:style-name="T17"><text:tab/><text:s text:c="12"/></text:span><text:span text:style-name="T18"><text:s text:c="8"/></text:span><text:span text:style-name="T19"><text:s text:c="15"/></text:span><text:span text:style-name="T20"><text:s/></text:span></text:p>
      </style:header>
      <style:footer>
        <text:p text:style-name="Footer"/>
      </style:footer>
    </style:master-page>
    <style:master-page style:next-style-name="MP0" style:name="MPF0" style:page-layout-name="PL0">
      <style:header>
        <text:p text:style-name="P21"/>
        <text:p text:style-name="Header"><text:span text:style-name="T22">NARMADA TRAVELS</text:span><text:span text:style-name="T23"><text:s text:c="16"/></text:span><text:span text:style-name="T24"><draw:frame draw:style-name="a1" draw:name="Image2" text:anchor-type="as-char" svg:x="0in" svg:y="0in" svg:width="1.376in" svg:height="0.51445in" style:rel-width="scale" style:rel-height="scale"><draw:image xlink:href="media/image1.png" xlink:type="simple" xlink:show="embed" xlink:actuate="onLoad"/><svg:title/><svg:desc/></draw:frame></text:span><text:span text:style-name="T25"><text:s text:c="10"/></text:span><text:span text:style-name="T26"><text:s/></text:span><text:span text:style-name="T27">MH12HB8800</text:span><text:span text:style-name="T28"><text:tab/></text:span><text:span text:style-name="T29"><text:tab/><text:s text:c="15"/></text:span><text:span text:style-name="T30"><text:s text:c="36"/></text:span></text:p>
        <text:p text:style-name="Header"><text:span text:style-name="T31"><text:tab/><text:s text:c="17"/></text:span><text:span text:style-name="T32"><text:tab/></text:span></text:p>
      </style:header>
      <style:footer>
        <text:p text:style-name="P33">How to use –</text:p>
        <text:p text:style-name="P34">1. Press the correct number<text:s/><text:tab/>and immediately press “Enter”(Green) key on the keypad.</text:p>
        <text:p text:style-name="Footer"><text:span text:style-name="T35">2. To Stop the playing announcement press “Backspace”(Red) key.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Windows User</dc:creator>
    <meta:creation-date>2017-07-14T07:26:00Z</meta:creation-date>
    <dc:date>2018-12-24T08:25:00Z</dc:date>
    <meta:template xlink:href="Normal" xlink:type="simple"/>
    <meta:editing-cycles>18</meta:editing-cycles>
    <meta:editing-duration>PT64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63" meta:character-count="1764" meta:row-count="12" meta:non-whitespace-character-count="1504"/>
  </office:meta>
</office:document-meta>
</file>